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43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a in honorem Sanctissimae Trinitat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luia laude Jerusal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le et Erimen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a ub titulo Sancti Mic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a Sanctae Cyrilli et Method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style-name="ce6" office:value-type="string" calcext:value-type="string">
            <text:p>A-MZ Ms. 258, A-SL no sig (600192574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a in honorem Beatissim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a in honorem Sancti Joseph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a in honorem Sancti Gabri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istus factus est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I-Fc F.P.Ch 330/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MZ MS 28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te confessor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iritus Domini. Veni Creator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B Mus. ms. 10231 (452009960)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vitatem. Festina lente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di civitatem. Caelestis inter caetu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KR D 16/102 (600176354)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ve maris stell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F24.St.Peter.D15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ssa Sanctae Cruc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ssa dolorum beat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KR E 40 II/248 (600176396), D-Mbs Mus.ms. 283-1 (456009340)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rgh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! ingrato m’inganni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infe in belli semplice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rbs Jerusale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bekka als Brau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dit mihi</text:p>
          </table:table-cell>
          <table:table-cell office:value-type="string" calcext:value-type="string">
            <text:p>introitus</text:p>
          </table:table-cell>
          <table:table-cell office:value-type="string" calcext:value-type="string">
            <text:p>A-Sd A 584 (659000666)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victus heros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2 (659000664)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am faces lictor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3 (659000665)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, A-Sd, HR-Zha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storell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r Traum</text:p>
          </table:table-cell>
          <table:table-cell office:value-type="string" calcext:value-type="string">
            <text:p>pantomim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e Schuldigkeit des ersten und fürnehmsten Gebotes</text:p>
          </table:table-cell>
          <table:table-cell office:value-type="string" calcext:value-type="string">
            <text:p>singspiel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ssa Sancti Rap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same as MH 74 with mixed chorus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Ö 230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R-Zha, H-Bn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d Ms. 47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ia laeti exsultem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M (500027077)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IL, A-Ee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sacred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di aqu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esu corona Virgin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LA 1398 (603002683)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RB R 175 (600033553)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udate pueri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A-N no sig (601000069)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r Kampf der Buße und Bekehrung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8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1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1 (600033579)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t bracchium me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2 (600033580)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iser Constantin I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e Wahrheit der Natu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cce Virg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s conservat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30.1, A-LA 1381 (603002662)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n me averte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bae resonat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50.1, A-KR D 25/350 (600176353)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exilla Regi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D-WS 334 (450039957)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KR F 7/212 (600176178), A-LA 1759 (1001011549)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sp Hay 1295.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hr Himmel thaut herab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r reumütige Petrus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ta pulchra 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5/332 (600176365)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uid video superi?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 (1001011113)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r büßende Sünder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 Maria nostra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133 (455022522), D-Mbs Mus.ms. 4332 (455024087), A-LA 1369 (603002650)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ssa pro defuncto Archiepiscopo Sigismundo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us tuorum militium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 festiva dies. O virum fort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rrexit Pastor. Plaudes pleb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Ssp Hay 1545.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GÖ uncatalogued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also see MH 628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XLIX E 298 (550270496)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I F.V.1b, A-MZ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 Maria Virgo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d A 571 (659000653)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eh auf!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rhebet euch ihr Augenliede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40.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 glorreiche Himmelssonn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60.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oße Frau, wir rufen D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65.1, A-LA 1475 (603002718)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i fröhlich mein Isaak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EI R 425 (600026348)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3a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ze e Vers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ank dem Geb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ommt her, ihr Mensch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r gute Hir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issa Sancti Joannis Nepomuce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es sun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dimione</text:p>
          </table:table-cell>
          <table:table-cell office:value-type="string" calcext:value-type="string">
            <text:p>serenata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gregie Doctor Paul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H-Bn Ms.mus II.28 (530001687)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sp, A-Gmi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ele, Dein Heiland ist fre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het den Reich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95.2, A-KR K 46/26 (600176358), A-LA 1476 (603002719)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utter der Gnad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5.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in träger Ber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2005.1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emento Domine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tiphonae ad Stationes pro tribus diebus Rogationum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ratorio de Passione Dominum nostrum Jesu Christe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eget alle Trauer nie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0.1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r Schulmeiste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 Baßgeiger zu Wörgl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sponsoria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RB IV.95, D-Po M. Haydn 108 (456002640)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uda Sion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ibt acht ihr Hirt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0.1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uft ihr Hirten allzugle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5.1, A-Wn Mus.Hs.21624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/>
          <table:table-cell office:value-type="string" calcext:value-type="string">
            <text:p>variant of MH 108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erechter Herr und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5.1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ma Dei creatori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95 (600033573)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us refug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7/112 (600176558), D-Mbs Mus.ms. 840 (456009522), A-LA 1390 (603002671)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ignare m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10.1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765 (1001011691), A-LA 1376 (603002657), A-KR D 16/107 (600176342), D-Mbs Mus.ms. 282-8 (456009335)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Quae est ist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N (500027078), A-Sd A 540 (659000615)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-Bn Ms.mus IV.1589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issa Sancti Aman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 Te mi Deus confido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H-Bn Ms.mus. II.47, A-Ee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 IV.e.4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legremente tutt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mar vorre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noni voi volit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he viver vuol content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mincio sol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all’amoros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au’ Matin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ia che vien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 mia signora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o ben, io mor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erche vezzosi ra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er ti, mio b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uesti son canon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enza di te, ben mi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e tu mi vu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re dolci e cari nom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osuisti Domine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66 (659000648)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issa Sancti Hieronym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5 (603002656), A-Ee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issa Sancti Aloys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Quicunque manducaver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auda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n Mus.Hs.22452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elitum Josep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9 (603002670), A-RB R 228 (600033606)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ntata pro Festo Nativitatis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07 (600033585)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2458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rhebe, o Sün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5.1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uf! Ihr Christ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D-5983/1 (840016784), A-Ssp Hay 1690.1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nta Jerusale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r Tod Abels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ub vestr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a ad Matutinum in Coena Domini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a in Parascev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a in Sabbato Sancto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plicatio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H-Bn Ms.mus II.39 (530001711)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er englische Patrio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 Marcia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mor subditorium</text:p>
          </table:table-cell>
          <table:table-cell office:value-type="string" calcext:value-type="string">
            <text:p>applausus</text:p>
          </table:table-cell>
          <table:table-cell/>
          <table:table-cell office:value-type="string" calcext:value-type="string">
            <text:p>parts used as MH 290–293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ia corda exsulta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3 (603002664), D-Mbs Mus.ms. 464 (456009483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 caeli lumin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9/198 (600176345), D-Mbs Mus.ms. 461 (456009480), A-LA 1386 (603002667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Qui nunc laeti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66 <text:s/>(456009485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Unitis cordib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4 (603002665), D-Mbs Mus.ms. Mm 674 (456013352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esperae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eschluss-Ari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ied der Recru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iedchen für den Feldweb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orgenlied der Baue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er mahlt sie sich im Ha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ich grüßen wi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0.1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erne, schwache Menschhei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LA 1739 (1001011542)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onfitebor, Beatus vir, De profundi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ca Hs. 569/7, D-Mbs Mus.ms. 4137 (455022554)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ca Hs. 569/8, D-Mbs Mus.ms. 4137 (455022554)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alvete flore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ewöhnliche Signaturen des Generalbaß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weisung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issa in honorem Sancti Rupert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nticum in tono peregrino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pars used as MH 324 and 325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itaniae della Madonn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x ore infantium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70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lme De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8 (603002659)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lleluia. Laudate puer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ic est discipul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5148 (450109655)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Wn Mus.Hs.18558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A-KR C 55/117 (600176194)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reundschaft, du Zucker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udi fil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omine praevenisti 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lorosa et lacrym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s. In die resurr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lelluia. Confitebuntur cae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. Ascendit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rhebet euch, Christ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Weint auch ih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W-6 48 (840016200)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elix es sacr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ustus ut pal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ffuderunt sanguin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ange lingu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3104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. Confitemini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, quis habitab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, qui suffer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enuetti Tedeschi 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enuetti Tedeschi 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ssa in honorem Sancti Domin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ssa a due Cori (Hispanica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enuetti Tedeschi I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raculorum patrator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580.1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ispiele zur Übung im bezifferten Grundbaß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relude, versets and cadenza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reludes and final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micat merid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dromeda e Perseo</text:p>
          </table:table-cell>
          <table:table-cell office:value-type="string" calcext:value-type="string">
            <text:p>opera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 speci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,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ubelfeier</text:p>
          </table:table-cell>
          <table:table-cell office:value-type="string" calcext:value-type="string">
            <text:p>cantata</text:p>
          </table:table-cell>
          <table:table-cell office:value-type="string" calcext:value-type="string">
            <text:p>H-Bn Ms.mus II.109 (530001738), D-Mbs Mus.ms. 4234 (455022811)</text:p>
          </table:table-cell>
          <table:table-cell office:value-type="string" calcext:value-type="string">
            <text:p>part used as MH 450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euer zu wer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0.1</text:p>
          </table:table-cell>
          <table:table-cell office:value-type="string" calcext:value-type="string">
            <text:p>from MH 449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gelis su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es cordis me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us in adiutorium</text:p>
          </table:table-cell>
          <table:table-cell office:value-type="string" calcext:value-type="string">
            <text:p>introitus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chäffer-Kanta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e funestra necis domo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14588 (450057134)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12 (600192492)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123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68 (659000650)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B Mus.ms. 10250 (452009970)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uch die Sprödeste der Schö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utscher Tanz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. Cognoverunt discipu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. Redemptionem mis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. Dexter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. Surrexit Chris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. Regn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unum dum tribular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 t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ie Ährenleserin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 Deus Israel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 verbum s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minus regnav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enuetti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 in D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er deutsche Kaiser Joseph lebe ges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hr Christen, bette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09 (659000705)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eutsches Dixit et Magnificat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H-Bn Ms. Mus. IV.204, A-Ssp Hay 1430.1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loria et hono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Der fröhliche Wiederschein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ost partum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ssa in honorem Sancti Gotthardi (Admont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d te, Domin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IV.123, A-KR D 14/54 (600176331), A-LA 1387 (603002668)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ntiphonarium romanum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parts used as MH 534 and 535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D-Mt MK 1027/1032</text:p>
          </table:table-cell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ott! Vor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wiges Wes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970.5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m Kirchenweihfe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issa in honorem Sanctae Ursulae (Chiemsens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xaltabo 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4/56 (600176338), A-LA 1382 (603002663), D-Mbs Mus.ms. 842 (456009524)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esperae pro festo Sanctissimae Innocentium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issa pro quadragesim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issa tempore quadragesim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Vos es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utter des Lebem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555 (450039996), H-Bn Ms. Mus. 2499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audibus mons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4155 (455022659), A-LA 1344 (603002620)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erfice gressus meo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29 (600033607), A-KR D 23/301 (600176346)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ingt heilig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402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, o Schöpfe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nonic studie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tional-Marsch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6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ier deutsche Choralvespern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us Davids Psalmen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Zu dir ruft, Her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s packe dich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lückwunsc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ie Unsch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inladung in unsern Garten zu Arnsdor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lück fehl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rater Caspar Deci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Wohlsein, Fre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er frühe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ymne an Got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ai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rinklied im Win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Verwandl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Iam sol recedit igne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loria (for J Haydns Organ solo mas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uf den Tod des Herrn Schachtner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rcia turches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Hochzeitslied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3749 (455016856)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eutsches 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ie Gans bebrüht das Gän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n Decin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einer Freunde Gesinn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s lebe Tadde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erzige Na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om Glück sei all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hren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ie Ölberg Andach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In coena Domini ad miss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Dankes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chon grünen die Heck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rabet mit fleißigen Hän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H-Bn Ms. Mus. II.45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esponsoria ad Matutinum in Nativitat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1 (530001801)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s amato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7 (600033565), A-LA 1372 (603002653)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intemal und all’ die Weil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Wn S.m. 18470, A-RB IV.123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undgesang für eine Gesellschaft Studiere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chön ist das L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hnsucht nach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enu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ominus firmamen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-Bn Ms. mus. 2501, A-Ssp Hay 1110.1, A-WIL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ie El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rmunteru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atritius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esponsoria in festo Resurrection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2 (530001732)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98 (659000679)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Deutsches Magnificat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Ssp Hay 1425.1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Deutsche Fastenvesper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D-Mbs Mus.ms. 4144#Beibd.1 (455022563)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eutsches 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3)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eutsches Alm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4)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eutsches Ave maris stella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99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b (659000688)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Lobgesang de Venerabili Sacramento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25.1, D-Mbs Mus. ms. 4144 (455022562)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Wer nur den lieben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290 (455023079)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Wie lieblich ist doch, Her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700.1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uf die Auferstehun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n VI.3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omm, heiliger Gei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1 (659000682)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ern auf diesem Lebensmeer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89)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ekrönte Himmelskönigin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91)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Improperium expectav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ilenzio faccias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ie Schweit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eutsches 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, confitemini quon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er Obersulzer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ie Wiedergenes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98a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dam hat sieben Söh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er arme Sü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lce loquente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um loquim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hr sei dem Va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s legte Adam sich im Paradi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Est! est! est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ätt i glaub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ch und Du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ie Mäßig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ein Dämä, mein Fingä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i fopp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O Mensch, geden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O wie schmeck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lato, Cicer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in sanft wie ihre See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i stets bescheid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ie ist’s nicht wer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uch an, mein lieba Schiffman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empore mutant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Ut, re, mi, f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inum latificat cor homini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Vorgetan und nachged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Was i beim Ta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er nicht liebt Weib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er nicht liebt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Wer reines Herzens is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hor beim Vögelfa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bend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m Gra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n die Son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ie Bie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Der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ankt dem Her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inladung zu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Eintr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Es kann ja nicht immer so blei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n die Freu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reundschaft! Wie heili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ehorsam ist die erste Pfli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esund und frohen Mut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rabe, Spaden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Herbst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Holde Sit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ch bin ein Mädchen aus Schw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Ja, Dämo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Judendglüc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as Kammerfens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Komm, lieber Ma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Könnt ich mein Liebchen kau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Lebensweis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in Lied von der Behu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in Lied zur Prüfung für Schulki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in Lied von der Ged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eine Gril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ein Vergnü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r Morgen im Lenz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acht und Still’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ichts ist schlauer als die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ein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ie Ros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Rose, lass dich 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cherzend unter Necktar-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euf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ille! Stille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er Tanzbä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isch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er Wechs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Variations on Gott erhalte Franz den Kaiser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er Invalid an seinen Fleischtop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n alle Deuts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Zu ihr! Zu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ier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on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as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ie Seligkeit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bend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undgesang beim Abschied eines Biedermann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Trinklied im Frei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ischgebet aus der Schöpf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audate popul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ebitam mort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essa sotto li Titolo di Santa Teresi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issa subtitulo Sanctae Theres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etite et accip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Magnus Domin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3/302 (600176344), A-LA 1379 (603002660)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ie Mutter an ihr Lui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on de clo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vin blanc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omanz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er couragierte Schneidergese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auf, du alter Gassenschlängel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ixit Dominu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lleluia, confitebuntu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reut euch des Leb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er Invalid an sein Holzb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n Ferdinand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d A 591 (659000675)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Gott erhalte Franz den Kais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issa subtitulo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omine Deus saluti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n den Hain zu Ai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hnsucht nach de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issa sub titulo Sancti Leopol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/>
          <table:table-cell office:value-type="string" calcext:value-type="string">
            <text:p>unfinished</text:p>
          </table:table-cell>
          <table:table-cell table:number-columns-repeated="1019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8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 style:data-style-name="N2" text:time-value="13:05:07.191501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4:52.403825072</meta:creation-date>
    <dc:date>2022-06-07T13:05:16.365620006</dc:date>
    <meta:editing-duration>PT13H37M21S</meta:editing-duration>
    <meta:editing-cycles>172</meta:editing-cycles>
    <meta:generator>LibreOffice/7.3.3.2$Linux_X86_64 LibreOffice_project/30$Build-2</meta:generator>
    <meta:document-statistic meta:table-count="1" meta:cell-count="2703" meta:object-count="0"/>
  </office:meta>
</office:document-meta>
</file>